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0708802</text:p>
          </table:table-cell>
          <table:table-cell office:value-type="string" calcext:value-type="string">
            <text:p>2024-0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917464" calcext:value-type="float">
            <text:p>119.917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08802</text:p>
          </table:table-cell>
          <table:table-cell office:value-type="string" calcext:value-type="string">
            <text:p>2023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487696" calcext:value-type="float">
            <text:p>119.487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08802</text:p>
          </table:table-cell>
          <table:table-cell office:value-type="string" calcext:value-type="string">
            <text:p>2022-0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15216" calcext:value-type="float">
            <text:p>120.15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08802</text:p>
          </table:table-cell>
          <table:table-cell office:value-type="string" calcext:value-type="string">
            <text:p>2021-03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32336" calcext:value-type="float">
            <text:p>118.3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08802</text:p>
          </table:table-cell>
          <table:table-cell office:value-type="string" calcext:value-type="string">
            <text:p>2019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91188" calcext:value-type="float">
            <text:p>117.911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08802</text:p>
          </table:table-cell>
          <table:table-cell office:value-type="string" calcext:value-type="string">
            <text:p>2017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135896" calcext:value-type="float">
            <text:p>124.135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08802</text:p>
          </table:table-cell>
          <table:table-cell office:value-type="string" calcext:value-type="string">
            <text:p>2016-0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75592" calcext:value-type="float">
            <text:p>119.75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08802</text:p>
          </table:table-cell>
          <table:table-cell office:value-type="string" calcext:value-type="string">
            <text:p>2015-0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899432" calcext:value-type="float">
            <text:p>118.899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08802</text:p>
          </table:table-cell>
          <table:table-cell office:value-type="string" calcext:value-type="string">
            <text:p>2014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248184" calcext:value-type="float">
            <text:p>114.248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08802</text:p>
          </table:table-cell>
          <table:table-cell office:value-type="string" calcext:value-type="string">
            <text:p>2013-0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076984" calcext:value-type="float">
            <text:p>116.076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08802</text:p>
          </table:table-cell>
          <table:table-cell office:value-type="string" calcext:value-type="string">
            <text:p>2012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281968" calcext:value-type="float">
            <text:p>113.281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08802</text:p>
          </table:table-cell>
          <table:table-cell office:value-type="string" calcext:value-type="string">
            <text:p>2011-0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18928" calcext:value-type="float">
            <text:p>111.818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08802</text:p>
          </table:table-cell>
          <table:table-cell office:value-type="string" calcext:value-type="string">
            <text:p>2010-0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81944" calcext:value-type="float">
            <text:p>109.81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08802</text:p>
          </table:table-cell>
          <table:table-cell office:value-type="string" calcext:value-type="string">
            <text:p>2009-0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471712" calcext:value-type="float">
            <text:p>110.471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08802</text:p>
          </table:table-cell>
          <table:table-cell office:value-type="string" calcext:value-type="string">
            <text:p>2008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862112" calcext:value-type="float">
            <text:p>109.862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08802</text:p>
          </table:table-cell>
          <table:table-cell office:value-type="string" calcext:value-type="string">
            <text:p>2007-0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597448" calcext:value-type="float">
            <text:p>107.59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08802</text:p>
          </table:table-cell>
          <table:table-cell office:value-type="string" calcext:value-type="string">
            <text:p>2005-03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633768" calcext:value-type="float">
            <text:p>108.633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08802</text:p>
          </table:table-cell>
          <table:table-cell office:value-type="string" calcext:value-type="string">
            <text:p>2002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946456" calcext:value-type="float">
            <text:p>101.946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08802</text:p>
          </table:table-cell>
          <table:table-cell office:value-type="string" calcext:value-type="string">
            <text:p>2001-04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211632" calcext:value-type="float">
            <text:p>102.211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08802</text:p>
          </table:table-cell>
          <table:table-cell office:value-type="string" calcext:value-type="string">
            <text:p>2000-01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647496" calcext:value-type="float">
            <text:p>102.647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08802</text:p>
          </table:table-cell>
          <table:table-cell office:value-type="string" calcext:value-type="string">
            <text:p>1998-03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263704" calcext:value-type="float">
            <text:p>101.263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08802</text:p>
          </table:table-cell>
          <table:table-cell office:value-type="string" calcext:value-type="string">
            <text:p>1997-0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934" calcext:value-type="float">
            <text:p>99.59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08802</text:p>
          </table:table-cell>
          <table:table-cell office:value-type="string" calcext:value-type="string">
            <text:p>1996-0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9744" calcext:value-type="float">
            <text:p>99.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08802</text:p>
          </table:table-cell>
          <table:table-cell office:value-type="string" calcext:value-type="string">
            <text:p>1994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0844" calcext:value-type="float">
            <text:p>98.008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08802</text:p>
          </table:table-cell>
          <table:table-cell office:value-type="string" calcext:value-type="string">
            <text:p>1993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20888" calcext:value-type="float">
            <text:p>97.020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08802</text:p>
          </table:table-cell>
          <table:table-cell office:value-type="string" calcext:value-type="string">
            <text:p>1992-0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46112" calcext:value-type="float">
            <text:p>96.146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08802</text:p>
          </table:table-cell>
          <table:table-cell office:value-type="string" calcext:value-type="string">
            <text:p>1990-0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8904" calcext:value-type="float">
            <text:p>95.18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08802</text:p>
          </table:table-cell>
          <table:table-cell office:value-type="string" calcext:value-type="string">
            <text:p>1989-0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76976" calcext:value-type="float">
            <text:p>94.676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08802</text:p>
          </table:table-cell>
          <table:table-cell office:value-type="string" calcext:value-type="string">
            <text:p>1988-0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750384" calcext:value-type="float">
            <text:p>93.750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08802</text:p>
          </table:table-cell>
          <table:table-cell office:value-type="string" calcext:value-type="string">
            <text:p>1987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683328" calcext:value-type="float">
            <text:p>93.683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08802</text:p>
          </table:table-cell>
          <table:table-cell office:value-type="string" calcext:value-type="string">
            <text:p>1986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42664" calcext:value-type="float">
            <text:p>92.942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08802</text:p>
          </table:table-cell>
          <table:table-cell office:value-type="string" calcext:value-type="string">
            <text:p>1985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683584" calcext:value-type="float">
            <text:p>92.68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08802</text:p>
          </table:table-cell>
          <table:table-cell office:value-type="string" calcext:value-type="string">
            <text:p>1984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385136" calcext:value-type="float">
            <text:p>91.385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08802</text:p>
          </table:table-cell>
          <table:table-cell office:value-type="string" calcext:value-type="string">
            <text:p>1983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458288" calcext:value-type="float">
            <text:p>91.45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08802</text:p>
          </table:table-cell>
          <table:table-cell office:value-type="string" calcext:value-type="string">
            <text:p>1982-0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98752" calcext:value-type="float">
            <text:p>90.598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08802</text:p>
          </table:table-cell>
          <table:table-cell office:value-type="string" calcext:value-type="string">
            <text:p>1981-0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14248" calcext:value-type="float">
            <text:p>89.614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08802</text:p>
          </table:table-cell>
          <table:table-cell office:value-type="string" calcext:value-type="string">
            <text:p>1980-02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778" calcext:value-type="float">
            <text:p>89.07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08802</text:p>
          </table:table-cell>
          <table:table-cell office:value-type="string" calcext:value-type="string">
            <text:p>1979-01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59056" calcext:value-type="float">
            <text:p>88.45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08802</text:p>
          </table:table-cell>
          <table:table-cell office:value-type="string" calcext:value-type="string">
            <text:p>1978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08664" calcext:value-type="float">
            <text:p>87.608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08802</text:p>
          </table:table-cell>
          <table:table-cell office:value-type="string" calcext:value-type="string">
            <text:p>1977-0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1748" calcext:value-type="float">
            <text:p>86.517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08802</text:p>
          </table:table-cell>
          <table:table-cell office:value-type="string" calcext:value-type="string">
            <text:p>1976-0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02496" calcext:value-type="float">
            <text:p>85.502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08802</text:p>
          </table:table-cell>
          <table:table-cell office:value-type="string" calcext:value-type="string">
            <text:p>1975-0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96656" calcext:value-type="float">
            <text:p>84.496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08802</text:p>
          </table:table-cell>
          <table:table-cell office:value-type="string" calcext:value-type="string">
            <text:p>1974-0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48856" calcext:value-type="float">
            <text:p>83.048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08802</text:p>
          </table:table-cell>
          <table:table-cell office:value-type="string" calcext:value-type="string">
            <text:p>1973-0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2356" calcext:value-type="float">
            <text:p>81.823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08802</text:p>
          </table:table-cell>
          <table:table-cell office:value-type="string" calcext:value-type="string">
            <text:p>1972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714088" calcext:value-type="float">
            <text:p>80.71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08802</text:p>
          </table:table-cell>
          <table:table-cell office:value-type="string" calcext:value-type="string">
            <text:p>1971-0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56432" calcext:value-type="float">
            <text:p>79.656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08802</text:p>
          </table:table-cell>
          <table:table-cell office:value-type="string" calcext:value-type="string">
            <text:p>1970-01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58696" calcext:value-type="float">
            <text:p>77.958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08802</text:p>
          </table:table-cell>
          <table:table-cell office:value-type="string" calcext:value-type="string">
            <text:p>1969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13688" calcext:value-type="float">
            <text:p>77.51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08802</text:p>
          </table:table-cell>
          <table:table-cell office:value-type="string" calcext:value-type="string">
            <text:p>1968-0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62128" calcext:value-type="float">
            <text:p>76.46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08802</text:p>
          </table:table-cell>
          <table:table-cell office:value-type="string" calcext:value-type="string">
            <text:p>1967-0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69776" calcext:value-type="float">
            <text:p>75.16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08802</text:p>
          </table:table-cell>
          <table:table-cell office:value-type="string" calcext:value-type="string">
            <text:p>1966-0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84688" calcext:value-type="float">
            <text:p>74.084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08802</text:p>
          </table:table-cell>
          <table:table-cell office:value-type="string" calcext:value-type="string">
            <text:p>1965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71328" calcext:value-type="float">
            <text:p>73.871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2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96" meta:object-count="0"/>
    <meta:user-defined meta:name="AppVersion">3.0</meta:user-defined>
  </office:meta>
</office:document-meta>
</file>